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081643" officeooo:paragraph-rsid="00081643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81643" officeooo:paragraph-rsid="00081643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normal" officeooo:rsid="0009489b" officeooo:paragraph-rsid="0009489b" style:font-weight-asian="normal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2pt" fo:font-weight="normal" officeooo:rsid="0009489b" officeooo:paragraph-rsid="0009489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9489b" officeooo:paragraph-rsid="0009489b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2pt" fo:font-weight="normal" officeooo:rsid="0009489b" officeooo:paragraph-rsid="0009489b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size="12pt" fo:font-weight="normal" officeooo:rsid="000a86fd" officeooo:paragraph-rsid="000a86f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a86fd" officeooo:paragraph-rsid="000a86fd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0a86fd" officeooo:paragraph-rsid="000a86fd" style:font-weight-asian="bold" style:font-weight-complex="bold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2pt" fo:font-weight="normal" officeooo:rsid="000a86fd" officeooo:paragraph-rsid="000a86f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italic" fo:font-weight="normal" officeooo:rsid="000a86fd" officeooo:paragraph-rsid="000a86fd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badf7" officeooo:paragraph-rsid="000badf7" style:font-weight-asian="normal" style:font-weight-complex="normal"/>
    </style:style>
    <style:style style:name="T1" style:family="text">
      <style:text-properties officeooo:rsid="000b3e5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 - ESTUDOS</text:p>
      <text:p text:style-name="P1"/>
      <text:p text:style-name="P2">Banco de dados</text:p>
      <text:list text:style-name="L1">
        <text:list-item>
          <text:p text:style-name="P3">Um banco de dados é uma coleção de dados relacionados entre si e que podem ser gerenciados por um software.</text:p>
        </text:list-item>
        <text:list-item>
          <text:p text:style-name="P3">O software que gerencia o banco de dados é responsável por:</text:p>
        </text:list-item>
      </text:list>
      <text:list text:style-name="L2">
        <text:list-item>
          <text:list>
            <text:list-item>
              <text:p text:style-name="P4">Permitir que os usuários criem novos bancos de dados e especifiquem seus esquemas utilizando uma linguagem de definição de dados;</text:p>
            </text:list-item>
            <text:list-item>
              <text:p text:style-name="P4">Permitir que os usuários consultem e modifiquem os dados utilizando uma linguagem de consulta (também conhecida como linguagem de definição de dados);</text:p>
            </text:list-item>
            <text:list-item>
              <text:p text:style-name="P4">Suportar o armazenamento de grande volume de dados por um longo período de tempo, permitindo acesso eficiente aos dados;</text:p>
            </text:list-item>
            <text:list-item>
              <text:p text:style-name="P4">Habilitar a durabilidade e a recuperação (em caso de falhas) do banco de dados (falhas podem acontecer por erros ou uso indevido);</text:p>
            </text:list-item>
            <text:list-item>
              <text:p text:style-name="P4">Controlar o acesso aos dados por múltiplos usuários simultaneamente sem que as transações sejam inconsistentes.</text:p>
            </text:list-item>
          </text:list>
        </text:list-item>
      </text:list>
      <text:p text:style-name="P5"/>
      <text:p text:style-name="P5">* Glossário - Banco de dados</text:p>
      <text:list text:style-name="L3">
        <text:list-item>
          <text:p text:style-name="P6">Usuário: quem utiliza o banco de dados. Existem vários tipos de usuários.</text:p>
        </text:list-item>
        <text:list-item>
          <text:p text:style-name="P6">Esquema: define como os dados são organizados (nome, tipo, se está em tabela etc).</text:p>
        </text:list-item>
        <text:list-item>
          <text:p text:style-name="P7">Transação: acesso ao banco de dados por meio de um programa em execução.</text:p>
        </text:list-item>
      </text:list>
      <text:p text:style-name="P8"/>
      <text:p text:style-name="P9">Requisitos de dados</text:p>
      <text:list text:style-name="L4">
        <text:list-item>
          <text:p text:style-name="P10">Um requisito de software é uma restrição colocada em um produto de software.</text:p>
        </text:list-item>
        <text:list-item>
          <text:p text:style-name="P10">Projetar um banco de dados significa analisar, elicitar e especificar os requisitos do software, podendo utilizar ferramentas de notação como UML.</text:p>
        </text:list-item>
        <text:list-item>
          <text:p text:style-name="P10">Ao projetar um banco de dados, produzem-se esquemas de banco de dados, chamados de artefatos, que contribuirão com o objetivo do software.</text:p>
        </text:list-item>
        <text:list-item>
          <text:p text:style-name="P10">Os requisitos de dados, diferentemente dos requisitos de software, são <text:span text:style-name="T1">restrições colocadas sobre os tipos de dados.</text:span></text:p>
        </text:list-item>
      </text:list>
      <text:p text:style-name="P8"/>
      <text:p text:style-name="P8">Identifique 05 (cinco) pontos de imprecisão nos requisitos de dados, conforme o exemplo abaixo:</text:p>
      <text:p text:style-name="P11">Ponto 1: Não está claro se um dependente é obrigatoriamente um parente do seu empregado responsável.</text:p>
      <text:p text:style-name="P8">Ponto 2: <text:span text:style-name="T1">Não está claro se um departamento pode conter outros departamentos.</text:span></text:p>
      <text:p text:style-name="P8">Ponto 3: <text:span text:style-name="T1">Não está claro se um funcionário pode ser designado a mais de um departamento.</text:span></text:p>
      <text:p text:style-name="P8">Ponto 4: <text:span text:style-name="T1">Não está claro se um funcionário pode ter mais de um supervisor.</text:span></text:p>
      <text:p text:style-name="P8">Ponto 5:<text:span text:style-name="T1"> Não está claro se mais de um departamento pode trabalhar em um mesmo projeto.</text:span></text:p>
      <text:p text:style-name="P8">Elabore 05 consultas (demandas informacionais) que podem ser respondidas a partir dos requisitos de dados, conforme o exemplo abaixo:</text:p>
      <text:p text:style-name="P11">Consulta 1: Qual o nome dos funcionários que são supervisores e gerentes de departamento?</text:p>
      <text:p text:style-name="P8">Consulta 2: <text:span text:style-name="T1">Quantos funcionários há que sejam supervisores ou gerentes de departamento e que sejam do sexo feminino?</text:span></text:p>
      <text:p text:style-name="P8">Consulta 3: <text:span text:style-name="T1">Quais são os projetos em que o supervisor do departamento ____ está trabalhando atualmente?</text:span></text:p>
      <text:p text:style-name="P8">Consulta 4: <text:span text:style-name="T1">Qual o número total de horas de trabalho do funcionário _____?</text:span></text:p>
      <text:p text:style-name="P8">Consulta 5: <text:span text:style-name="T1">Quantos dependentes homens o supervisor do departamento _____ tem?</text:span></text:p>
      <text:p text:style-name="P8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23:36:33.316348066</meta:creation-date>
    <dc:date>2025-09-01T17:47:13.289738634</dc:date>
    <meta:editing-duration>P5DT17H5M29S</meta:editing-duration>
    <meta:editing-cycles>1</meta:editing-cycles>
    <meta:document-statistic meta:table-count="0" meta:image-count="0" meta:object-count="0" meta:page-count="1" meta:paragraph-count="30" meta:word-count="451" meta:character-count="2723" meta:non-whitespace-character-count="2316"/>
    <meta:generator>LibreOffice/25.2.5.2$Linux_X86_64 LibreOffice_project/520$Build-2</meta:generator>
  </office:meta>
</office:document-meta>
</file>